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objectwithoutfill">
      <style:graphic-properties svg:stroke-width="0.711cm" svg:stroke-color="#111111" draw:marker-start-width="2.336cm" draw:marker-start-center="true" draw:marker-end="Arrow" draw:marker-end-width="1.27cm" draw:marker-end-center="false" svg:stroke-linecap="butt" draw:fill="none" draw:textarea-vertical-align="middle" fo:padding-top="0.48cm" fo:padding-bottom="0.48cm" fo:padding-left="0.605cm" fo:padding-right="0.605cm" draw:start-line-spacing-vertical="1.27cm"/>
    </style:style>
    <style:style style:name="gr2" style:family="graphic" style:parent-style-name="objectwithoutfill">
      <style:graphic-properties svg:stroke-width="0.711cm" svg:stroke-color="#111111" draw:marker-start-width="2.336cm" draw:marker-start-center="true" draw:marker-end="Arrow" draw:marker-end-width="1.27cm" svg:stroke-linecap="round" draw:fill="none" draw:textarea-vertical-align="middle" fo:padding-top="0.48cm" fo:padding-bottom="0.48cm" fo:padding-left="0.605cm" fo:padding-right="0.605cm"/>
    </style:style>
    <style:style style:name="gr3" style:family="graphic" style:parent-style-name="standard">
      <style:graphic-properties draw:stroke="none" svg:stroke-color="#3465a4" draw:fill="solid" draw:fill-color="#59c5c7" draw:textarea-horizontal-align="justify" draw:textarea-vertical-align="middle" draw:auto-grow-height="false" fo:min-height="3.702cm" fo:min-width="2.554cm"/>
    </style:style>
    <style:style style:name="gr4" style:family="graphic" style:parent-style-name="standard">
      <style:graphic-properties draw:stroke="none" svg:stroke-color="#3465a4" draw:fill="solid" draw:fill-color="#fff200" draw:textarea-horizontal-align="justify" draw:textarea-vertical-align="middle" draw:auto-grow-height="false" fo:min-height="2.804cm" fo:min-width="3.721cm"/>
    </style:style>
    <style:style style:name="gr5" style:family="graphic" style:parent-style-name="standard">
      <style:graphic-properties draw:stroke="none" svg:stroke-color="#3465a4" draw:fill="solid" draw:fill-color="#21409a" draw:textarea-horizontal-align="justify" draw:textarea-vertical-align="middle" draw:auto-grow-height="false" fo:min-height="3.791cm" fo:min-width="3.901cm"/>
    </style:style>
    <style:style style:name="gr6" style:family="graphic" style:parent-style-name="standard">
      <style:graphic-properties svg:stroke-color="#333333" draw:auto-grow-height="false" fo:min-height="10.192cm" fo:min-width="9.965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59c5c7"/>
      <style:paragraph-properties fo:text-align="center"/>
    </style:style>
    <style:style style:name="P3" style:family="paragraph">
      <loext:graphic-properties draw:fill="solid" draw:fill-color="#fff200"/>
      <style:paragraph-properties fo:text-align="center"/>
    </style:style>
    <style:style style:name="P4" style:family="paragraph">
      <loext:graphic-properties draw:fill="solid" draw:fill-color="#21409a"/>
      <style:paragraph-properties fo:text-align="center"/>
    </style:style>
    <style:style style:name="P5" style:family="paragraph">
      <style:text-properties fo:color="#95231f" style:font-name="FontAwesome" fo:font-size="60pt" fo:font-weight="bold" style:font-size-asian="18pt" style:font-size-complex="18pt"/>
    </style:style>
    <style:style style:name="P6" style:family="paragraph">
      <loext:graphic-properties draw:fill="none" draw:fill-color="#ffffff"/>
      <style:text-properties fo:color="#95231f" style:font-name="FontAwesome" fo:font-size="60pt" fo:font-weight="bold" style:font-size-asian="18pt" style:font-size-complex="18pt"/>
    </style:style>
    <style:style style:name="T1" style:family="text">
      <style:text-properties fo:color="#95231f" style:font-name="FontAwesome" fo:font-size="6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7.35cm" svg:y1="10.842cm" svg:x2="4.112cm" svg:y2="8.747cm" draw:start-shape="id1" draw:end-shape="id2" draw:end-glue-point="8" svg:d="M7350 10842c-2159 0-3238-698-3238-2095" svg:viewBox="0 0 3239 2096">
          <text:p/>
        </draw:connector>
        <draw:connector draw:style-name="gr2" draw:text-style-name="P1" draw:layer="layout" draw:type="curve" svg:x1="4.112cm" svg:y1="4.429cm" svg:x2="9.382cm" svg:y2="3.921cm" draw:start-shape="id2" draw:start-glue-point="4" draw:end-shape="id3" draw:end-glue-point="6" svg:d="M4112 4429c0-339 1756-508 5270-508" svg:viewBox="0 0 5271 509">
          <text:p/>
        </draw:connector>
        <draw:custom-shape draw:style-name="gr3" draw:text-style-name="P2" xml:id="id3" draw:id="id3" draw:layer="layout" svg:width="4.318cm" svg:height="5.588cm" svg:x="9.382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5.969cm" svg:height="4.318cm" svg:x="1.12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6.223cm" svg:height="5.715cm" svg:x="7.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12.837cm" svg:height="12.814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0.565743269605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6" draw:layer="layout" svg:width="7.62cm" svg:height="4.485cm" svg:x="1.508cm" svg:y="1.254cm">
          <draw:text-box>
            <text:p text:style-name="P5"><text:span text:style-name="T1">po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4.126cm" fo:margin-left="1cm" fo:margin-right="7.75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aron King</meta:initial-creator>
    <meta:creation-date>2022-05-19T12:45:48.815474988</meta:creation-date>
    <dc:date>2022-05-19T13:05:30.670428109</dc:date>
    <dc:creator>Aaron King</dc:creator>
    <meta:editing-duration>PT9M20S</meta:editing-duration>
    <meta:editing-cycles>2</meta:editing-cycles>
    <meta:generator>LibreOffice/6.0.7.3$Linux_X86_64 LibreOffice_project/00m0$Build-3</meta:generator>
    <meta:document-statistic meta:object-count="7"/>
  </office:meta>
</office:document-meta>
</file>